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vertical-align="middle"/>
    </style:style>
    <style:style style:name="gr2" style:family="graphic" style:parent-style-name="standard">
      <style:graphic-properties draw:fill="solid" draw:fill-color="#cccccc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solid" draw:fill-color="#9999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9999ff" draw:textarea-vertical-align="middle"/>
    </style:style>
    <style:style style:name="gr7" style:family="graphic" style:parent-style-name="standard">
      <style:graphic-properties draw:fill="solid" draw:fill-color="#99ccff" draw:textarea-vertical-align="middle"/>
    </style:style>
    <style:style style:name="gr8" style:family="graphic" style:parent-style-name="standard">
      <style:graphic-properties draw:fill="solid" draw:fill-color="#00cccc" draw:textarea-vertical-align="middle"/>
    </style:style>
    <style:style style:name="gr9" style:family="graphic" style:parent-style-name="standard">
      <style:graphic-properties draw:fill="solid" draw:fill-color="#9966cc" draw:textarea-vertical-align="middle"/>
    </style:style>
    <style:style style:name="gr10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color="#808080" draw:fill="solid" draw:fill-color="#ff9966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color="#808080" draw:fill="solid" draw:fill-color="#ffcc99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0099ff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15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nsolas" style:font-family-generic="swiss" style:font-pitch="variable" fo:font-size="10pt" style:font-size-asian="10pt" style:font-size-complex="10pt"/>
    </style:style>
    <style:style style:name="P3" style:family="paragraph">
      <style:text-properties fo:font-family="Consolas" style:font-family-generic="swiss" style:font-pitch="variable" fo:font-size="10pt" style:font-size-asian="10pt" style:font-size-complex="10pt"/>
    </style:style>
    <style:style style:name="P4" style:family="paragraph">
      <style:paragraph-properties fo:text-align="center"/>
      <style:text-properties fo:font-family="Calibri" style:font-family-generic="swiss" style:font-pitch="variable" fo:font-size="12pt" style:font-size-asian="12pt" style:font-size-complex="12pt"/>
    </style:style>
    <style:style style:name="T1" style:family="text">
      <style:text-properties fo:font-family="Consolas" style:font-family-generic="swiss" style:font-pitch="variable" fo:font-size="10pt" style:font-size-asian="10pt" style:font-size-complex="10pt"/>
    </style:style>
    <style:style style:name="T2" style:family="text">
      <style:text-properties fo:font-family="Calibri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132cm" svg:height="7.596cm" svg:x="2.31cm" svg:y="6.725cm" draw:corner-radius="0.254cm">
          <text:p/>
        </draw:rect>
        <draw:rect draw:style-name="gr2" draw:text-style-name="P1" draw:layer="layout" svg:width="6.64cm" svg:height="4.423cm" svg:x="7.282cm" svg:y="7.572cm" draw:corner-radius="0.254cm">
          <text:p/>
        </draw:rect>
        <draw:rect draw:style-name="gr3" draw:text-style-name="P1" draw:layer="layout" svg:width="2.992cm" svg:height="1.239cm" svg:x="5.103cm" svg:y="12.81cm" draw:corner-radius="0.254cm">
          <text:p/>
        </draw:rect>
        <draw:rect draw:style-name="gr4" draw:text-style-name="P2" xml:id="id2" draw:id="id2" draw:layer="layout" svg:width="0.508cm" svg:height="0.508cm" svg:x="5.893cm" svg:y="12.825cm">
          <text:p/>
        </draw:rect>
        <draw:frame draw:style-name="gr5" draw:text-style-name="P3" draw:layer="layout" svg:width="2.056cm" svg:height="0.602cm" svg:x="5.633cm" svg:y="13.541cm">
          <draw:text-box>
            <text:p><text:span text:style-name="T1">vswitch0</text:span></text:p>
          </draw:text-box>
        </draw:frame>
        <draw:rect draw:style-name="gr2" draw:text-style-name="P1" draw:layer="layout" svg:width="3.431cm" svg:height="4.424cm" svg:x="2.592cm" svg:y="7.572cm" draw:corner-radius="0.254cm">
          <text:p/>
        </draw:rect>
        <draw:rect draw:style-name="gr6" draw:text-style-name="P2" xml:id="id1" draw:id="id1" draw:layer="layout" svg:width="2.784cm" svg:height="0.508cm" svg:x="2.853cm" svg:y="11.175cm">
          <text:p text:style-name="P1"><text:span text:style-name="T1">dbint0</text:span></text:p>
        </draw:rect>
        <draw:rect draw:style-name="gr7" draw:text-style-name="P2" draw:layer="layout" svg:width="2.784cm" svg:height="0.508cm" svg:x="2.828cm" svg:y="10.304cm">
          <text:p text:style-name="P1"><text:span text:style-name="T1">10.0.3.11</text:span></text:p>
        </draw:rect>
        <draw:rect draw:style-name="gr8" draw:text-style-name="P2" draw:layer="layout" svg:width="2.784cm" svg:height="0.508cm" svg:x="7.628cm" svg:y="9.646cm">
          <text:p text:style-name="P1"><text:span text:style-name="T1">webzone</text:span></text:p>
        </draw:rect>
        <draw:rect draw:style-name="gr9" draw:text-style-name="P2" draw:layer="layout" svg:width="2.784cm" svg:height="0.508cm" svg:x="7.628cm" svg:y="8.894cm">
          <text:p text:style-name="P1"><text:span text:style-name="T1">apache+php5</text:span></text:p>
        </draw:rect>
        <draw:rect draw:style-name="gr4" draw:text-style-name="P2" xml:id="id4" draw:id="id4" draw:layer="layout" svg:width="0.508cm" svg:height="0.508cm" svg:x="6.878cm" svg:y="12.824cm">
          <text:p/>
        </draw:rect>
        <draw:rect draw:style-name="gr7" draw:text-style-name="P2" draw:layer="layout" svg:width="2.784cm" svg:height="0.508cm" svg:x="7.665cm" svg:y="10.402cm">
          <text:p text:style-name="P1"><text:span text:style-name="T1">10.0.3.10</text:span></text:p>
        </draw:rect>
        <draw:rect draw:style-name="gr6" draw:text-style-name="P2" xml:id="id3" draw:id="id3" draw:layer="layout" svg:width="2.784cm" svg:height="0.508cm" svg:x="7.69cm" svg:y="11.248cm">
          <text:p text:style-name="P1"><text:span text:style-name="T1">webint0</text:span></text:p>
        </draw:rect>
        <draw:rect draw:style-name="gr7" draw:text-style-name="P2" draw:layer="layout" svg:width="2.784cm" svg:height="0.508cm" svg:x="10.874cm" svg:y="10.401cm">
          <text:p text:style-name="P1"><text:span text:style-name="T1">192.168.1.114</text:span></text:p>
        </draw:rect>
        <draw:rect draw:style-name="gr6" draw:text-style-name="P2" xml:id="id5" draw:id="id5" draw:layer="layout" svg:width="2.784cm" svg:height="0.508cm" svg:x="10.899cm" svg:y="11.247cm">
          <text:p text:style-name="P1"><text:span text:style-name="T1">net1</text:span></text:p>
        </draw:rect>
        <draw:rect draw:style-name="gr8" draw:text-style-name="P2" draw:layer="layout" svg:width="2.784cm" svg:height="0.508cm" svg:x="2.836cm" svg:y="9.544cm">
          <text:p text:style-name="P1"><text:span text:style-name="T1">dbzone</text:span></text:p>
        </draw:rect>
        <draw:rect draw:style-name="gr9" draw:text-style-name="P2" draw:layer="layout" svg:width="2.784cm" svg:height="0.508cm" svg:x="2.836cm" svg:y="8.792cm">
          <text:p text:style-name="P1"><text:span text:style-name="T1">mysql</text:span></text:p>
        </draw:rect>
        <draw:connector draw:style-name="gr10" draw:text-style-name="P1" draw:layer="layout" svg:x1="4.245cm" svg:y1="11.683cm" svg:x2="6.147cm" svg:y2="12.825cm" draw:start-shape="id1" draw:start-glue-point="2" draw:end-shape="id2" draw:end-glue-point="0" svg:d="m4245 11683v571h1902v571">
          <text:p/>
        </draw:connector>
        <draw:connector draw:style-name="gr10" draw:text-style-name="P1" draw:layer="layout" svg:x1="9.082cm" svg:y1="11.756cm" svg:x2="7.132cm" svg:y2="12.824cm" draw:start-shape="id3" draw:start-glue-point="2" draw:end-shape="id4" draw:end-glue-point="0" svg:d="m9082 11756v534h-1950v534">
          <text:p/>
        </draw:connector>
        <draw:rect draw:style-name="gr6" draw:text-style-name="P2" xml:id="id6" draw:id="id6" draw:layer="layout" svg:width="2.784cm" svg:height="0.508cm" svg:x="14.637cm" svg:y="11.248cm">
          <text:p text:style-name="P1"><text:span text:style-name="T1">net1</text:span></text:p>
        </draw:rect>
        <draw:connector draw:style-name="gr10" draw:text-style-name="P1" draw:layer="layout" svg:x1="13.683cm" svg:y1="11.501cm" svg:x2="14.637cm" svg:y2="11.502cm" draw:start-shape="id5" draw:start-glue-point="1" draw:end-shape="id6" draw:end-glue-point="3" svg:d="m13683 11501h477v1h477">
          <text:p/>
        </draw:connector>
        <draw:rect draw:style-name="gr6" draw:text-style-name="P2" draw:layer="layout" svg:width="2.784cm" svg:height="0.508cm" svg:x="14.637cm" svg:y="10.177cm">
          <text:p text:style-name="P1"><text:span text:style-name="T1">net0</text:span></text:p>
        </draw:rect>
        <draw:frame draw:style-name="gr11" draw:text-style-name="P3" draw:layer="layout" svg:width="1.861cm" svg:height="0.602cm" svg:x="9.627cm" svg:y="7.209cm">
          <draw:text-box>
            <text:p><text:span text:style-name="T1">webzone</text:span></text:p>
          </draw:text-box>
        </draw:frame>
        <draw:rect draw:style-name="gr7" draw:text-style-name="P2" draw:layer="layout" svg:width="2.784cm" svg:height="0.508cm" svg:x="14.637cm" svg:y="9.602cm">
          <text:p text:style-name="P1"><text:span text:style-name="T1">192.168.1.5</text:span></text:p>
        </draw:rect>
        <draw:frame draw:style-name="gr11" draw:text-style-name="P3" draw:layer="layout" svg:width="1.666cm" svg:height="0.602cm" svg:x="3.313cm" svg:y="7.208cm">
          <draw:text-box>
            <text:p><text:span text:style-name="T1">dbzone</text:span></text:p>
          </draw:text-box>
        </draw:frame>
        <draw:frame draw:style-name="gr12" draw:text-style-name="P3" draw:layer="layout" svg:width="2.636cm" svg:height="0.602cm" svg:x="8.417cm" svg:y="6.288cm">
          <draw:text-box>
            <text:p><text:span text:style-name="T1">global zone</text:span></text:p>
          </draw:text-box>
        </draw:frame>
        <draw:rect draw:style-name="gr13" draw:text-style-name="P2" draw:layer="layout" svg:width="2.784cm" svg:height="0.508cm" svg:x="2.835cm" svg:y="8.065cm">
          <text:p text:style-name="P1"><text:span text:style-name="T1">wp01 database</text:span></text:p>
        </draw:rect>
        <draw:rect draw:style-name="gr13" draw:text-style-name="P2" draw:layer="layout" svg:width="2.784cm" svg:height="0.508cm" svg:x="7.603cm" svg:y="8.166cm">
          <text:p text:style-name="P1"><text:span text:style-name="T1">wordpress app</text:span></text:p>
        </draw:rect>
      </draw:page>
      <draw:page draw:name="page2" draw:style-name="dp1" draw:master-page-name="Default">
        <draw:rect draw:style-name="gr1" draw:text-style-name="P1" draw:layer="layout" svg:width="15.132cm" svg:height="7.596cm" svg:x="2.31cm" svg:y="6.725cm" draw:corner-radius="0.254cm">
          <text:p/>
        </draw:rect>
        <draw:rect draw:style-name="gr3" draw:text-style-name="P1" draw:layer="layout" svg:width="2.992cm" svg:height="1.239cm" svg:x="5.103cm" svg:y="12.81cm" draw:corner-radius="0.254cm">
          <text:p/>
        </draw:rect>
        <draw:frame draw:style-name="gr5" draw:text-style-name="P3" draw:layer="layout" svg:width="2.056cm" svg:height="0.602cm" svg:x="5.633cm" svg:y="13.541cm">
          <draw:text-box>
            <text:p><text:span text:style-name="T1">vswitch0</text:span></text:p>
          </draw:text-box>
        </draw:frame>
        <draw:rect draw:style-name="gr4" draw:text-style-name="P2" xml:id="id8" draw:id="id8" draw:layer="layout" svg:width="0.508cm" svg:height="0.508cm" svg:x="6.878cm" svg:y="12.824cm">
          <text:p/>
        </draw:rect>
        <draw:rect draw:style-name="gr6" draw:text-style-name="P2" xml:id="id7" draw:id="id7" draw:layer="layout" svg:width="2.784cm" svg:height="0.508cm" svg:x="7.69cm" svg:y="11.248cm">
          <text:p text:style-name="P1"><text:span text:style-name="T1">webint0</text:span></text:p>
        </draw:rect>
        <draw:connector draw:style-name="gr10" draw:text-style-name="P1" draw:layer="layout" svg:x1="9.082cm" svg:y1="11.756cm" svg:x2="7.132cm" svg:y2="12.824cm" draw:start-shape="id7" draw:start-glue-point="2" draw:end-shape="id8" draw:end-glue-point="0" svg:d="m9082 11756v534h-1950v534">
          <text:p/>
        </draw:connector>
        <draw:rect draw:style-name="gr6" draw:text-style-name="P2" draw:layer="layout" svg:width="2.784cm" svg:height="0.508cm" svg:x="14.637cm" svg:y="11.248cm">
          <text:p text:style-name="P1"><text:span text:style-name="T1">net1</text:span></text:p>
        </draw:rect>
        <draw:rect draw:style-name="gr6" draw:text-style-name="P2" draw:layer="layout" svg:width="2.784cm" svg:height="0.508cm" svg:x="14.637cm" svg:y="10.177cm">
          <text:p text:style-name="P1"><text:span text:style-name="T1">net0</text:span></text:p>
        </draw:rect>
        <draw:rect draw:style-name="gr7" draw:text-style-name="P2" draw:layer="layout" svg:width="2.784cm" svg:height="0.508cm" svg:x="14.637cm" svg:y="9.602cm">
          <text:p text:style-name="P1"><text:span text:style-name="T1">192.168.1.5</text:span></text:p>
        </draw:rect>
        <draw:frame draw:style-name="gr12" draw:text-style-name="P3" draw:layer="layout" svg:width="2.636cm" svg:height="0.602cm" svg:x="8.417cm" svg:y="6.288cm">
          <draw:text-box>
            <text:p><text:span text:style-name="T1">global zone</text:span></text:p>
          </draw:text-box>
        </draw:frame>
      </draw:page>
      <draw:page draw:name="page3" draw:style-name="dp1" draw:master-page-name="Default">
        <draw:rect draw:style-name="gr1" draw:text-style-name="P1" draw:layer="layout" svg:width="15.132cm" svg:height="7.596cm" svg:x="2.31cm" svg:y="6.725cm" draw:corner-radius="0.254cm">
          <text:p/>
        </draw:rect>
        <draw:rect draw:style-name="gr2" draw:text-style-name="P1" draw:layer="layout" svg:width="6.64cm" svg:height="4.423cm" svg:x="7.282cm" svg:y="7.572cm" draw:corner-radius="0.254cm">
          <text:p/>
        </draw:rect>
        <draw:rect draw:style-name="gr3" draw:text-style-name="P1" draw:layer="layout" svg:width="2.992cm" svg:height="1.239cm" svg:x="5.103cm" svg:y="12.81cm" draw:corner-radius="0.254cm">
          <text:p/>
        </draw:rect>
        <draw:frame draw:style-name="gr5" draw:text-style-name="P3" draw:layer="layout" svg:width="2.056cm" svg:height="0.602cm" svg:x="5.633cm" svg:y="13.541cm">
          <draw:text-box>
            <text:p><text:span text:style-name="T1">vswitch0</text:span></text:p>
          </draw:text-box>
        </draw:frame>
        <draw:rect draw:style-name="gr8" draw:text-style-name="P2" draw:layer="layout" svg:width="2.784cm" svg:height="0.508cm" svg:x="7.628cm" svg:y="9.646cm">
          <text:p text:style-name="P1"><text:span text:style-name="T1">webzone</text:span></text:p>
        </draw:rect>
        <draw:rect draw:style-name="gr4" draw:text-style-name="P2" xml:id="id10" draw:id="id10" draw:layer="layout" svg:width="0.508cm" svg:height="0.508cm" svg:x="6.878cm" svg:y="12.824cm">
          <text:p/>
        </draw:rect>
        <draw:rect draw:style-name="gr7" draw:text-style-name="P2" draw:layer="layout" svg:width="2.784cm" svg:height="0.508cm" svg:x="7.665cm" svg:y="10.402cm">
          <text:p text:style-name="P1"><text:span text:style-name="T1">10.0.3.10</text:span></text:p>
        </draw:rect>
        <draw:rect draw:style-name="gr6" draw:text-style-name="P2" xml:id="id9" draw:id="id9" draw:layer="layout" svg:width="2.784cm" svg:height="0.508cm" svg:x="7.69cm" svg:y="11.248cm">
          <text:p text:style-name="P1"><text:span text:style-name="T1">webint0</text:span></text:p>
        </draw:rect>
        <draw:rect draw:style-name="gr7" draw:text-style-name="P2" draw:layer="layout" svg:width="2.784cm" svg:height="0.508cm" svg:x="10.874cm" svg:y="10.401cm">
          <text:p text:style-name="P1"><text:span text:style-name="T1">192.168.1.114</text:span></text:p>
        </draw:rect>
        <draw:rect draw:style-name="gr6" draw:text-style-name="P2" xml:id="id11" draw:id="id11" draw:layer="layout" svg:width="2.784cm" svg:height="0.508cm" svg:x="10.899cm" svg:y="11.247cm">
          <text:p text:style-name="P1"><text:span text:style-name="T1">net1</text:span></text:p>
        </draw:rect>
        <draw:connector draw:style-name="gr10" draw:text-style-name="P1" draw:layer="layout" svg:x1="9.082cm" svg:y1="11.756cm" svg:x2="7.132cm" svg:y2="12.824cm" draw:start-shape="id9" draw:start-glue-point="2" draw:end-shape="id10" draw:end-glue-point="0" svg:d="m9082 11756v534h-1950v534">
          <text:p/>
        </draw:connector>
        <draw:rect draw:style-name="gr6" draw:text-style-name="P2" xml:id="id12" draw:id="id12" draw:layer="layout" svg:width="2.784cm" svg:height="0.508cm" svg:x="14.637cm" svg:y="11.248cm">
          <text:p text:style-name="P1"><text:span text:style-name="T1">net1</text:span></text:p>
        </draw:rect>
        <draw:connector draw:style-name="gr10" draw:text-style-name="P1" draw:layer="layout" svg:x1="13.683cm" svg:y1="11.501cm" svg:x2="14.637cm" svg:y2="11.502cm" draw:start-shape="id11" draw:start-glue-point="1" draw:end-shape="id12" draw:end-glue-point="3" svg:d="m13683 11501h477v1h477">
          <text:p/>
        </draw:connector>
        <draw:rect draw:style-name="gr6" draw:text-style-name="P2" draw:layer="layout" svg:width="2.784cm" svg:height="0.508cm" svg:x="14.637cm" svg:y="10.177cm">
          <text:p text:style-name="P1"><text:span text:style-name="T1">net0</text:span></text:p>
        </draw:rect>
        <draw:frame draw:style-name="gr11" draw:text-style-name="P3" draw:layer="layout" svg:width="1.861cm" svg:height="0.602cm" svg:x="9.627cm" svg:y="7.209cm">
          <draw:text-box>
            <text:p><text:span text:style-name="T1">webzone</text:span></text:p>
          </draw:text-box>
        </draw:frame>
        <draw:rect draw:style-name="gr7" draw:text-style-name="P2" draw:layer="layout" svg:width="2.784cm" svg:height="0.508cm" svg:x="14.637cm" svg:y="9.602cm">
          <text:p text:style-name="P1"><text:span text:style-name="T1">192.168.1.5</text:span></text:p>
        </draw:rect>
        <draw:frame draw:style-name="gr12" draw:text-style-name="P3" draw:layer="layout" svg:width="2.636cm" svg:height="0.602cm" svg:x="8.417cm" svg:y="6.288cm">
          <draw:text-box>
            <text:p><text:span text:style-name="T1">global zone</text:span></text:p>
          </draw:text-box>
        </draw:frame>
      </draw:page>
      <draw:page draw:name="page4" draw:style-name="dp1" draw:master-page-name="Default">
        <draw:rect draw:style-name="gr1" draw:text-style-name="P1" draw:layer="layout" svg:width="15.132cm" svg:height="7.596cm" svg:x="2.31cm" svg:y="6.725cm" draw:corner-radius="0.254cm">
          <text:p/>
        </draw:rect>
        <draw:rect draw:style-name="gr2" draw:text-style-name="P1" draw:layer="layout" svg:width="6.64cm" svg:height="4.423cm" svg:x="7.282cm" svg:y="7.572cm" draw:corner-radius="0.254cm">
          <text:p/>
        </draw:rect>
        <draw:rect draw:style-name="gr3" draw:text-style-name="P1" draw:layer="layout" svg:width="2.992cm" svg:height="1.239cm" svg:x="5.103cm" svg:y="12.81cm" draw:corner-radius="0.254cm">
          <text:p/>
        </draw:rect>
        <draw:frame draw:style-name="gr5" draw:text-style-name="P3" draw:layer="layout" svg:width="2.056cm" svg:height="0.602cm" svg:x="5.633cm" svg:y="13.541cm">
          <draw:text-box>
            <text:p><text:span text:style-name="T1">vswitch0</text:span></text:p>
          </draw:text-box>
        </draw:frame>
        <draw:rect draw:style-name="gr8" draw:text-style-name="P2" draw:layer="layout" svg:width="2.784cm" svg:height="0.508cm" svg:x="7.628cm" svg:y="9.646cm">
          <text:p text:style-name="P1"><text:span text:style-name="T1">webzone</text:span></text:p>
        </draw:rect>
        <draw:rect draw:style-name="gr9" draw:text-style-name="P2" draw:layer="layout" svg:width="2.784cm" svg:height="0.508cm" svg:x="7.628cm" svg:y="8.894cm">
          <text:p text:style-name="P1"><text:span text:style-name="T1">apache+php5</text:span></text:p>
        </draw:rect>
        <draw:rect draw:style-name="gr4" draw:text-style-name="P2" xml:id="id14" draw:id="id14" draw:layer="layout" svg:width="0.508cm" svg:height="0.508cm" svg:x="6.878cm" svg:y="12.824cm">
          <text:p/>
        </draw:rect>
        <draw:rect draw:style-name="gr7" draw:text-style-name="P2" draw:layer="layout" svg:width="2.784cm" svg:height="0.508cm" svg:x="7.665cm" svg:y="10.402cm">
          <text:p text:style-name="P1"><text:span text:style-name="T1">10.0.3.10</text:span></text:p>
        </draw:rect>
        <draw:rect draw:style-name="gr6" draw:text-style-name="P2" xml:id="id13" draw:id="id13" draw:layer="layout" svg:width="2.784cm" svg:height="0.508cm" svg:x="7.69cm" svg:y="11.248cm">
          <text:p text:style-name="P1"><text:span text:style-name="T1">webint0</text:span></text:p>
        </draw:rect>
        <draw:rect draw:style-name="gr7" draw:text-style-name="P2" draw:layer="layout" svg:width="2.784cm" svg:height="0.508cm" svg:x="10.874cm" svg:y="10.401cm">
          <text:p text:style-name="P1"><text:span text:style-name="T1">192.168.1.114</text:span></text:p>
        </draw:rect>
        <draw:rect draw:style-name="gr6" draw:text-style-name="P2" xml:id="id15" draw:id="id15" draw:layer="layout" svg:width="2.784cm" svg:height="0.508cm" svg:x="10.899cm" svg:y="11.247cm">
          <text:p text:style-name="P1"><text:span text:style-name="T1">net1</text:span></text:p>
        </draw:rect>
        <draw:connector draw:style-name="gr10" draw:text-style-name="P1" draw:layer="layout" svg:x1="9.082cm" svg:y1="11.756cm" svg:x2="7.132cm" svg:y2="12.824cm" draw:start-shape="id13" draw:start-glue-point="2" draw:end-shape="id14" draw:end-glue-point="0" svg:d="m9082 11756v534h-1950v534">
          <text:p/>
        </draw:connector>
        <draw:rect draw:style-name="gr6" draw:text-style-name="P2" xml:id="id16" draw:id="id16" draw:layer="layout" svg:width="2.784cm" svg:height="0.508cm" svg:x="14.637cm" svg:y="11.248cm">
          <text:p text:style-name="P1"><text:span text:style-name="T1">net1</text:span></text:p>
        </draw:rect>
        <draw:connector draw:style-name="gr10" draw:text-style-name="P1" draw:layer="layout" svg:x1="13.683cm" svg:y1="11.501cm" svg:x2="14.637cm" svg:y2="11.502cm" draw:start-shape="id15" draw:start-glue-point="1" draw:end-shape="id16" draw:end-glue-point="3" svg:d="m13683 11501h477v1h477">
          <text:p/>
        </draw:connector>
        <draw:rect draw:style-name="gr6" draw:text-style-name="P2" draw:layer="layout" svg:width="2.784cm" svg:height="0.508cm" svg:x="14.637cm" svg:y="10.177cm">
          <text:p text:style-name="P1"><text:span text:style-name="T1">net0</text:span></text:p>
        </draw:rect>
        <draw:frame draw:style-name="gr11" draw:text-style-name="P3" draw:layer="layout" svg:width="1.861cm" svg:height="0.602cm" svg:x="9.627cm" svg:y="7.209cm">
          <draw:text-box>
            <text:p><text:span text:style-name="T1">webzone</text:span></text:p>
          </draw:text-box>
        </draw:frame>
        <draw:rect draw:style-name="gr7" draw:text-style-name="P2" draw:layer="layout" svg:width="2.784cm" svg:height="0.508cm" svg:x="14.637cm" svg:y="9.602cm">
          <text:p text:style-name="P1"><text:span text:style-name="T1">192.168.1.5</text:span></text:p>
        </draw:rect>
        <draw:frame draw:style-name="gr12" draw:text-style-name="P3" draw:layer="layout" svg:width="2.636cm" svg:height="0.602cm" svg:x="8.417cm" svg:y="6.288cm">
          <draw:text-box>
            <text:p><text:span text:style-name="T1">global zone</text:span></text:p>
          </draw:text-box>
        </draw:frame>
      </draw:page>
      <draw:page draw:name="page5" draw:style-name="dp1" draw:master-page-name="Default">
        <draw:rect draw:style-name="gr1" draw:text-style-name="P1" draw:layer="layout" svg:width="15.132cm" svg:height="7.596cm" svg:x="2.31cm" svg:y="6.725cm" draw:corner-radius="0.254cm">
          <text:p/>
        </draw:rect>
        <draw:rect draw:style-name="gr2" draw:text-style-name="P1" draw:layer="layout" svg:width="6.64cm" svg:height="4.423cm" svg:x="7.282cm" svg:y="7.572cm" draw:corner-radius="0.254cm">
          <text:p/>
        </draw:rect>
        <draw:rect draw:style-name="gr3" draw:text-style-name="P1" draw:layer="layout" svg:width="2.992cm" svg:height="1.239cm" svg:x="5.103cm" svg:y="12.81cm" draw:corner-radius="0.254cm">
          <text:p/>
        </draw:rect>
        <draw:rect draw:style-name="gr4" draw:text-style-name="P2" xml:id="id18" draw:id="id18" draw:layer="layout" svg:width="0.508cm" svg:height="0.508cm" svg:x="5.893cm" svg:y="12.825cm">
          <text:p/>
        </draw:rect>
        <draw:frame draw:style-name="gr5" draw:text-style-name="P3" draw:layer="layout" svg:width="2.056cm" svg:height="0.602cm" svg:x="5.633cm" svg:y="13.541cm">
          <draw:text-box>
            <text:p><text:span text:style-name="T1">vswitch0</text:span></text:p>
          </draw:text-box>
        </draw:frame>
        <draw:rect draw:style-name="gr2" draw:text-style-name="P1" draw:layer="layout" svg:width="3.431cm" svg:height="4.424cm" svg:x="2.592cm" svg:y="7.572cm" draw:corner-radius="0.254cm">
          <text:p/>
        </draw:rect>
        <draw:rect draw:style-name="gr6" draw:text-style-name="P2" xml:id="id17" draw:id="id17" draw:layer="layout" svg:width="2.784cm" svg:height="0.508cm" svg:x="2.853cm" svg:y="11.175cm">
          <text:p text:style-name="P1"><text:span text:style-name="T1">dbint0</text:span></text:p>
        </draw:rect>
        <draw:rect draw:style-name="gr7" draw:text-style-name="P2" draw:layer="layout" svg:width="2.784cm" svg:height="0.508cm" svg:x="2.828cm" svg:y="10.304cm">
          <text:p text:style-name="P1"><text:span text:style-name="T1">10.0.3.11</text:span></text:p>
        </draw:rect>
        <draw:rect draw:style-name="gr8" draw:text-style-name="P2" draw:layer="layout" svg:width="2.784cm" svg:height="0.508cm" svg:x="7.628cm" svg:y="9.646cm">
          <text:p text:style-name="P1"><text:span text:style-name="T1">webzone</text:span></text:p>
        </draw:rect>
        <draw:rect draw:style-name="gr9" draw:text-style-name="P2" draw:layer="layout" svg:width="2.784cm" svg:height="0.508cm" svg:x="7.628cm" svg:y="8.894cm">
          <text:p text:style-name="P1"><text:span text:style-name="T1">apache+php5</text:span></text:p>
        </draw:rect>
        <draw:rect draw:style-name="gr4" draw:text-style-name="P2" xml:id="id20" draw:id="id20" draw:layer="layout" svg:width="0.508cm" svg:height="0.508cm" svg:x="6.878cm" svg:y="12.824cm">
          <text:p/>
        </draw:rect>
        <draw:rect draw:style-name="gr7" draw:text-style-name="P2" draw:layer="layout" svg:width="2.784cm" svg:height="0.508cm" svg:x="7.665cm" svg:y="10.402cm">
          <text:p text:style-name="P1"><text:span text:style-name="T1">10.0.3.10</text:span></text:p>
        </draw:rect>
        <draw:rect draw:style-name="gr6" draw:text-style-name="P2" xml:id="id19" draw:id="id19" draw:layer="layout" svg:width="2.784cm" svg:height="0.508cm" svg:x="7.69cm" svg:y="11.248cm">
          <text:p text:style-name="P1"><text:span text:style-name="T1">webint0</text:span></text:p>
        </draw:rect>
        <draw:rect draw:style-name="gr7" draw:text-style-name="P2" draw:layer="layout" svg:width="2.784cm" svg:height="0.508cm" svg:x="10.874cm" svg:y="10.401cm">
          <text:p text:style-name="P1"><text:span text:style-name="T1">192.168.1.114</text:span></text:p>
        </draw:rect>
        <draw:rect draw:style-name="gr6" draw:text-style-name="P2" xml:id="id21" draw:id="id21" draw:layer="layout" svg:width="2.784cm" svg:height="0.508cm" svg:x="10.899cm" svg:y="11.247cm">
          <text:p text:style-name="P1"><text:span text:style-name="T1">net1</text:span></text:p>
        </draw:rect>
        <draw:rect draw:style-name="gr8" draw:text-style-name="P2" draw:layer="layout" svg:width="2.784cm" svg:height="0.508cm" svg:x="2.836cm" svg:y="9.544cm">
          <text:p text:style-name="P1"><text:span text:style-name="T1">dbzone</text:span></text:p>
        </draw:rect>
        <draw:rect draw:style-name="gr9" draw:text-style-name="P2" draw:layer="layout" svg:width="2.784cm" svg:height="0.508cm" svg:x="2.836cm" svg:y="8.792cm">
          <text:p text:style-name="P1"><text:span text:style-name="T1">mysql</text:span></text:p>
        </draw:rect>
        <draw:connector draw:style-name="gr10" draw:text-style-name="P1" draw:layer="layout" svg:x1="4.245cm" svg:y1="11.683cm" svg:x2="6.147cm" svg:y2="12.825cm" draw:start-shape="id17" draw:start-glue-point="2" draw:end-shape="id18" draw:end-glue-point="0" svg:d="m4245 11683v571h1902v571">
          <text:p/>
        </draw:connector>
        <draw:connector draw:style-name="gr10" draw:text-style-name="P1" draw:layer="layout" svg:x1="9.082cm" svg:y1="11.756cm" svg:x2="7.132cm" svg:y2="12.824cm" draw:start-shape="id19" draw:start-glue-point="2" draw:end-shape="id20" draw:end-glue-point="0" svg:d="m9082 11756v534h-1950v534">
          <text:p/>
        </draw:connector>
        <draw:rect draw:style-name="gr6" draw:text-style-name="P2" xml:id="id22" draw:id="id22" draw:layer="layout" svg:width="2.784cm" svg:height="0.508cm" svg:x="14.637cm" svg:y="11.248cm">
          <text:p text:style-name="P1"><text:span text:style-name="T1">net1</text:span></text:p>
        </draw:rect>
        <draw:connector draw:style-name="gr10" draw:text-style-name="P1" draw:layer="layout" svg:x1="13.683cm" svg:y1="11.501cm" svg:x2="14.637cm" svg:y2="11.502cm" draw:start-shape="id21" draw:start-glue-point="1" draw:end-shape="id22" draw:end-glue-point="3" svg:d="m13683 11501h477v1h477">
          <text:p/>
        </draw:connector>
        <draw:rect draw:style-name="gr6" draw:text-style-name="P2" draw:layer="layout" svg:width="2.784cm" svg:height="0.508cm" svg:x="14.637cm" svg:y="10.177cm">
          <text:p text:style-name="P1"><text:span text:style-name="T1">net0</text:span></text:p>
        </draw:rect>
        <draw:frame draw:style-name="gr11" draw:text-style-name="P3" draw:layer="layout" svg:width="1.861cm" svg:height="0.602cm" svg:x="9.627cm" svg:y="7.209cm">
          <draw:text-box>
            <text:p><text:span text:style-name="T1">webzone</text:span></text:p>
          </draw:text-box>
        </draw:frame>
        <draw:rect draw:style-name="gr7" draw:text-style-name="P2" draw:layer="layout" svg:width="2.784cm" svg:height="0.508cm" svg:x="14.637cm" svg:y="9.602cm">
          <text:p text:style-name="P1"><text:span text:style-name="T1">192.168.1.5</text:span></text:p>
        </draw:rect>
        <draw:frame draw:style-name="gr11" draw:text-style-name="P3" draw:layer="layout" svg:width="1.666cm" svg:height="0.602cm" svg:x="3.313cm" svg:y="7.208cm">
          <draw:text-box>
            <text:p><text:span text:style-name="T1">dbzone</text:span></text:p>
          </draw:text-box>
        </draw:frame>
        <draw:frame draw:style-name="gr12" draw:text-style-name="P3" draw:layer="layout" svg:width="2.636cm" svg:height="0.602cm" svg:x="8.417cm" svg:y="6.288cm">
          <draw:text-box>
            <text:p><text:span text:style-name="T1">global zone</text:span></text:p>
          </draw:text-box>
        </draw:frame>
      </draw:page>
      <draw:page draw:name="page6" draw:style-name="dp1" draw:master-page-name="Default">
        <draw:rect draw:style-name="gr1" draw:text-style-name="P1" draw:layer="layout" svg:width="15.132cm" svg:height="7.596cm" svg:x="2.31cm" svg:y="6.725cm" draw:corner-radius="0.254cm">
          <text:p/>
        </draw:rect>
        <draw:rect draw:style-name="gr2" draw:text-style-name="P1" draw:layer="layout" svg:width="6.64cm" svg:height="4.423cm" svg:x="7.282cm" svg:y="7.572cm" draw:corner-radius="0.254cm">
          <text:p/>
        </draw:rect>
        <draw:rect draw:style-name="gr3" draw:text-style-name="P1" draw:layer="layout" svg:width="2.992cm" svg:height="1.239cm" svg:x="5.103cm" svg:y="12.81cm" draw:corner-radius="0.254cm">
          <text:p/>
        </draw:rect>
        <draw:rect draw:style-name="gr4" draw:text-style-name="P2" xml:id="id24" draw:id="id24" draw:layer="layout" svg:width="0.508cm" svg:height="0.508cm" svg:x="5.893cm" svg:y="12.825cm">
          <text:p/>
        </draw:rect>
        <draw:frame draw:style-name="gr5" draw:text-style-name="P3" draw:layer="layout" svg:width="2.056cm" svg:height="0.602cm" svg:x="5.633cm" svg:y="13.541cm">
          <draw:text-box>
            <text:p><text:span text:style-name="T1">vswitch0</text:span></text:p>
          </draw:text-box>
        </draw:frame>
        <draw:rect draw:style-name="gr2" draw:text-style-name="P1" draw:layer="layout" svg:width="3.431cm" svg:height="4.424cm" svg:x="2.592cm" svg:y="7.572cm" draw:corner-radius="0.254cm">
          <text:p/>
        </draw:rect>
        <draw:rect draw:style-name="gr6" draw:text-style-name="P2" xml:id="id23" draw:id="id23" draw:layer="layout" svg:width="2.784cm" svg:height="0.508cm" svg:x="2.853cm" svg:y="11.175cm">
          <text:p text:style-name="P1"><text:span text:style-name="T1">dbint0</text:span></text:p>
        </draw:rect>
        <draw:rect draw:style-name="gr7" draw:text-style-name="P2" draw:layer="layout" svg:width="2.784cm" svg:height="0.508cm" svg:x="2.828cm" svg:y="10.304cm">
          <text:p text:style-name="P1"><text:span text:style-name="T1">10.0.3.11</text:span></text:p>
        </draw:rect>
        <draw:rect draw:style-name="gr8" draw:text-style-name="P2" draw:layer="layout" svg:width="2.784cm" svg:height="0.508cm" svg:x="7.628cm" svg:y="9.646cm">
          <text:p text:style-name="P1"><text:span text:style-name="T1">webzone</text:span></text:p>
        </draw:rect>
        <draw:rect draw:style-name="gr9" draw:text-style-name="P2" draw:layer="layout" svg:width="2.784cm" svg:height="0.508cm" svg:x="7.628cm" svg:y="8.894cm">
          <text:p text:style-name="P1"><text:span text:style-name="T1">apache+php5</text:span></text:p>
        </draw:rect>
        <draw:rect draw:style-name="gr4" draw:text-style-name="P2" xml:id="id26" draw:id="id26" draw:layer="layout" svg:width="0.508cm" svg:height="0.508cm" svg:x="6.878cm" svg:y="12.824cm">
          <text:p/>
        </draw:rect>
        <draw:rect draw:style-name="gr7" draw:text-style-name="P2" draw:layer="layout" svg:width="2.784cm" svg:height="0.508cm" svg:x="7.665cm" svg:y="10.402cm">
          <text:p text:style-name="P1"><text:span text:style-name="T1">10.0.3.10</text:span></text:p>
        </draw:rect>
        <draw:rect draw:style-name="gr6" draw:text-style-name="P2" xml:id="id25" draw:id="id25" draw:layer="layout" svg:width="2.784cm" svg:height="0.508cm" svg:x="7.69cm" svg:y="11.248cm">
          <text:p text:style-name="P1"><text:span text:style-name="T1">webint0</text:span></text:p>
        </draw:rect>
        <draw:rect draw:style-name="gr7" draw:text-style-name="P2" draw:layer="layout" svg:width="2.784cm" svg:height="0.508cm" svg:x="10.874cm" svg:y="10.401cm">
          <text:p text:style-name="P1"><text:span text:style-name="T1">192.168.1.114</text:span></text:p>
        </draw:rect>
        <draw:rect draw:style-name="gr6" draw:text-style-name="P2" xml:id="id27" draw:id="id27" draw:layer="layout" svg:width="2.784cm" svg:height="0.508cm" svg:x="10.899cm" svg:y="11.247cm">
          <text:p text:style-name="P1"><text:span text:style-name="T1">net1</text:span></text:p>
        </draw:rect>
        <draw:rect draw:style-name="gr8" draw:text-style-name="P2" draw:layer="layout" svg:width="2.784cm" svg:height="0.508cm" svg:x="2.836cm" svg:y="9.544cm">
          <text:p text:style-name="P1"><text:span text:style-name="T1">dbzone</text:span></text:p>
        </draw:rect>
        <draw:rect draw:style-name="gr9" draw:text-style-name="P2" draw:layer="layout" svg:width="2.784cm" svg:height="0.508cm" svg:x="2.836cm" svg:y="8.792cm">
          <text:p text:style-name="P1"><text:span text:style-name="T1">mysql</text:span></text:p>
        </draw:rect>
        <draw:connector draw:style-name="gr10" draw:text-style-name="P1" draw:layer="layout" svg:x1="4.245cm" svg:y1="11.683cm" svg:x2="6.147cm" svg:y2="12.825cm" draw:start-shape="id23" draw:start-glue-point="2" draw:end-shape="id24" draw:end-glue-point="0" svg:d="m4245 11683v571h1902v571">
          <text:p/>
        </draw:connector>
        <draw:connector draw:style-name="gr10" draw:text-style-name="P1" draw:layer="layout" svg:x1="9.082cm" svg:y1="11.756cm" svg:x2="7.132cm" svg:y2="12.824cm" draw:start-shape="id25" draw:start-glue-point="2" draw:end-shape="id26" draw:end-glue-point="0" svg:d="m9082 11756v534h-1950v534">
          <text:p/>
        </draw:connector>
        <draw:rect draw:style-name="gr6" draw:text-style-name="P2" xml:id="id28" draw:id="id28" draw:layer="layout" svg:width="2.784cm" svg:height="0.508cm" svg:x="14.637cm" svg:y="11.248cm">
          <text:p text:style-name="P1"><text:span text:style-name="T1">net1</text:span></text:p>
        </draw:rect>
        <draw:connector draw:style-name="gr10" draw:text-style-name="P1" draw:layer="layout" svg:x1="13.683cm" svg:y1="11.501cm" svg:x2="14.637cm" svg:y2="11.502cm" draw:start-shape="id27" draw:start-glue-point="1" draw:end-shape="id28" draw:end-glue-point="3" svg:d="m13683 11501h477v1h477">
          <text:p/>
        </draw:connector>
        <draw:rect draw:style-name="gr6" draw:text-style-name="P2" draw:layer="layout" svg:width="2.784cm" svg:height="0.508cm" svg:x="14.637cm" svg:y="10.177cm">
          <text:p text:style-name="P1"><text:span text:style-name="T1">net0</text:span></text:p>
        </draw:rect>
        <draw:frame draw:style-name="gr11" draw:text-style-name="P3" draw:layer="layout" svg:width="1.861cm" svg:height="0.602cm" svg:x="9.627cm" svg:y="7.209cm">
          <draw:text-box>
            <text:p><text:span text:style-name="T1">webzone</text:span></text:p>
          </draw:text-box>
        </draw:frame>
        <draw:rect draw:style-name="gr7" draw:text-style-name="P2" draw:layer="layout" svg:width="2.784cm" svg:height="0.508cm" svg:x="14.637cm" svg:y="9.602cm">
          <text:p text:style-name="P1"><text:span text:style-name="T1">192.168.1.5</text:span></text:p>
        </draw:rect>
        <draw:frame draw:style-name="gr11" draw:text-style-name="P3" draw:layer="layout" svg:width="1.666cm" svg:height="0.602cm" svg:x="3.313cm" svg:y="7.208cm">
          <draw:text-box>
            <text:p><text:span text:style-name="T1">dbzone</text:span></text:p>
          </draw:text-box>
        </draw:frame>
        <draw:frame draw:style-name="gr12" draw:text-style-name="P3" draw:layer="layout" svg:width="2.636cm" svg:height="0.602cm" svg:x="8.417cm" svg:y="6.288cm">
          <draw:text-box>
            <text:p><text:span text:style-name="T1">global zone</text:span></text:p>
          </draw:text-box>
        </draw:frame>
        <draw:rect draw:style-name="gr13" draw:text-style-name="P2" draw:layer="layout" svg:width="2.784cm" svg:height="0.508cm" svg:x="2.835cm" svg:y="8.065cm">
          <text:p text:style-name="P1"><text:span text:style-name="T1">wp01 database</text:span></text:p>
        </draw:rect>
      </draw:page>
      <draw:page draw:name="page7" draw:style-name="dp1" draw:master-page-name="Default">
        <draw:rect draw:style-name="gr1" draw:text-style-name="P1" draw:layer="layout" svg:width="15.132cm" svg:height="7.596cm" svg:x="2.31cm" svg:y="6.725cm" draw:corner-radius="0.254cm">
          <text:p/>
        </draw:rect>
        <draw:rect draw:style-name="gr2" draw:text-style-name="P1" draw:layer="layout" svg:width="6.64cm" svg:height="4.423cm" svg:x="7.282cm" svg:y="7.572cm" draw:corner-radius="0.254cm">
          <text:p/>
        </draw:rect>
        <draw:rect draw:style-name="gr3" draw:text-style-name="P1" draw:layer="layout" svg:width="2.992cm" svg:height="1.239cm" svg:x="5.103cm" svg:y="12.81cm" draw:corner-radius="0.254cm">
          <text:p/>
        </draw:rect>
        <draw:rect draw:style-name="gr4" draw:text-style-name="P2" xml:id="id30" draw:id="id30" draw:layer="layout" svg:width="0.508cm" svg:height="0.508cm" svg:x="5.893cm" svg:y="12.825cm">
          <text:p/>
        </draw:rect>
        <draw:frame draw:style-name="gr5" draw:text-style-name="P3" draw:layer="layout" svg:width="2.056cm" svg:height="0.602cm" svg:x="5.633cm" svg:y="13.541cm">
          <draw:text-box>
            <text:p><text:span text:style-name="T1">vswitch0</text:span></text:p>
          </draw:text-box>
        </draw:frame>
        <draw:rect draw:style-name="gr2" draw:text-style-name="P1" draw:layer="layout" svg:width="3.431cm" svg:height="4.424cm" svg:x="2.592cm" svg:y="7.572cm" draw:corner-radius="0.254cm">
          <text:p/>
        </draw:rect>
        <draw:rect draw:style-name="gr6" draw:text-style-name="P2" xml:id="id29" draw:id="id29" draw:layer="layout" svg:width="2.784cm" svg:height="0.508cm" svg:x="2.853cm" svg:y="11.175cm">
          <text:p text:style-name="P1"><text:span text:style-name="T1">dbint0</text:span></text:p>
        </draw:rect>
        <draw:rect draw:style-name="gr7" draw:text-style-name="P2" draw:layer="layout" svg:width="2.784cm" svg:height="0.508cm" svg:x="2.828cm" svg:y="10.304cm">
          <text:p text:style-name="P1"><text:span text:style-name="T1">10.0.3.11</text:span></text:p>
        </draw:rect>
        <draw:rect draw:style-name="gr8" draw:text-style-name="P2" draw:layer="layout" svg:width="2.784cm" svg:height="0.508cm" svg:x="7.628cm" svg:y="9.646cm">
          <text:p text:style-name="P1"><text:span text:style-name="T1">webzone</text:span></text:p>
        </draw:rect>
        <draw:rect draw:style-name="gr9" draw:text-style-name="P2" draw:layer="layout" svg:width="2.784cm" svg:height="0.508cm" svg:x="7.628cm" svg:y="8.894cm">
          <text:p text:style-name="P1"><text:span text:style-name="T1">apache+php5</text:span></text:p>
        </draw:rect>
        <draw:rect draw:style-name="gr4" draw:text-style-name="P2" xml:id="id32" draw:id="id32" draw:layer="layout" svg:width="0.508cm" svg:height="0.508cm" svg:x="6.878cm" svg:y="12.824cm">
          <text:p/>
        </draw:rect>
        <draw:rect draw:style-name="gr7" draw:text-style-name="P2" draw:layer="layout" svg:width="2.784cm" svg:height="0.508cm" svg:x="7.665cm" svg:y="10.402cm">
          <text:p text:style-name="P1"><text:span text:style-name="T1">10.0.3.10</text:span></text:p>
        </draw:rect>
        <draw:rect draw:style-name="gr6" draw:text-style-name="P2" xml:id="id31" draw:id="id31" draw:layer="layout" svg:width="2.784cm" svg:height="0.508cm" svg:x="7.69cm" svg:y="11.248cm">
          <text:p text:style-name="P1"><text:span text:style-name="T1">webint0</text:span></text:p>
        </draw:rect>
        <draw:rect draw:style-name="gr7" draw:text-style-name="P2" draw:layer="layout" svg:width="2.784cm" svg:height="0.508cm" svg:x="10.874cm" svg:y="10.401cm">
          <text:p text:style-name="P1"><text:span text:style-name="T1">192.168.1.114</text:span></text:p>
        </draw:rect>
        <draw:rect draw:style-name="gr6" draw:text-style-name="P2" xml:id="id33" draw:id="id33" draw:layer="layout" svg:width="2.784cm" svg:height="0.508cm" svg:x="10.899cm" svg:y="11.247cm">
          <text:p text:style-name="P1"><text:span text:style-name="T1">net1</text:span></text:p>
        </draw:rect>
        <draw:rect draw:style-name="gr8" draw:text-style-name="P2" draw:layer="layout" svg:width="2.784cm" svg:height="0.508cm" svg:x="2.836cm" svg:y="9.544cm">
          <text:p text:style-name="P1"><text:span text:style-name="T1">dbzone</text:span></text:p>
        </draw:rect>
        <draw:rect draw:style-name="gr9" draw:text-style-name="P2" draw:layer="layout" svg:width="2.784cm" svg:height="0.508cm" svg:x="2.836cm" svg:y="8.792cm">
          <text:p text:style-name="P1"><text:span text:style-name="T1">mysql</text:span></text:p>
        </draw:rect>
        <draw:connector draw:style-name="gr10" draw:text-style-name="P1" draw:layer="layout" svg:x1="4.245cm" svg:y1="11.683cm" svg:x2="6.147cm" svg:y2="12.825cm" draw:start-shape="id29" draw:start-glue-point="2" draw:end-shape="id30" draw:end-glue-point="0" svg:d="m4245 11683v571h1902v571">
          <text:p/>
        </draw:connector>
        <draw:connector draw:style-name="gr10" draw:text-style-name="P1" draw:layer="layout" svg:x1="9.082cm" svg:y1="11.756cm" svg:x2="7.132cm" svg:y2="12.824cm" draw:start-shape="id31" draw:start-glue-point="2" draw:end-shape="id32" draw:end-glue-point="0" svg:d="m9082 11756v534h-1950v534">
          <text:p/>
        </draw:connector>
        <draw:rect draw:style-name="gr6" draw:text-style-name="P2" xml:id="id34" draw:id="id34" draw:layer="layout" svg:width="2.784cm" svg:height="0.508cm" svg:x="14.637cm" svg:y="11.248cm">
          <text:p text:style-name="P1"><text:span text:style-name="T1">net1</text:span></text:p>
        </draw:rect>
        <draw:connector draw:style-name="gr10" draw:text-style-name="P1" draw:layer="layout" svg:x1="13.683cm" svg:y1="11.501cm" svg:x2="14.637cm" svg:y2="11.502cm" draw:start-shape="id33" draw:start-glue-point="1" draw:end-shape="id34" draw:end-glue-point="3" svg:d="m13683 11501h477v1h477">
          <text:p/>
        </draw:connector>
        <draw:rect draw:style-name="gr6" draw:text-style-name="P2" draw:layer="layout" svg:width="2.784cm" svg:height="0.508cm" svg:x="14.637cm" svg:y="10.177cm">
          <text:p text:style-name="P1"><text:span text:style-name="T1">net0</text:span></text:p>
        </draw:rect>
        <draw:frame draw:style-name="gr11" draw:text-style-name="P3" draw:layer="layout" svg:width="1.861cm" svg:height="0.602cm" svg:x="9.627cm" svg:y="7.209cm">
          <draw:text-box>
            <text:p><text:span text:style-name="T1">webzone</text:span></text:p>
          </draw:text-box>
        </draw:frame>
        <draw:rect draw:style-name="gr7" draw:text-style-name="P2" draw:layer="layout" svg:width="2.784cm" svg:height="0.508cm" svg:x="14.637cm" svg:y="9.602cm">
          <text:p text:style-name="P1"><text:span text:style-name="T1">192.168.1.5</text:span></text:p>
        </draw:rect>
        <draw:frame draw:style-name="gr11" draw:text-style-name="P3" draw:layer="layout" svg:width="1.666cm" svg:height="0.602cm" svg:x="3.313cm" svg:y="7.208cm">
          <draw:text-box>
            <text:p><text:span text:style-name="T1">dbzone</text:span></text:p>
          </draw:text-box>
        </draw:frame>
        <draw:frame draw:style-name="gr12" draw:text-style-name="P3" draw:layer="layout" svg:width="2.636cm" svg:height="0.602cm" svg:x="8.417cm" svg:y="6.288cm">
          <draw:text-box>
            <text:p><text:span text:style-name="T1">global zone</text:span></text:p>
          </draw:text-box>
        </draw:frame>
        <draw:rect draw:style-name="gr13" draw:text-style-name="P2" draw:layer="layout" svg:width="2.784cm" svg:height="0.508cm" svg:x="2.835cm" svg:y="8.065cm">
          <text:p text:style-name="P1"><text:span text:style-name="T1">wp01 database</text:span></text:p>
        </draw:rect>
        <draw:rect draw:style-name="gr13" draw:text-style-name="P2" draw:layer="layout" svg:width="2.784cm" svg:height="0.508cm" svg:x="7.603cm" svg:y="8.166cm">
          <text:p text:style-name="P1"><text:span text:style-name="T1">wordpress app</text:span></text:p>
        </draw:rect>
      </draw:page>
      <draw:page draw:name="page8" draw:style-name="dp1" draw:master-page-name="Default">
        <draw:custom-shape draw:style-name="gr14" draw:text-style-name="P4" xml:id="id35" draw:id="id35" draw:layer="layout" svg:width="2.312cm" svg:height="0.642cm" svg:x="1.939cm" svg:y="1.919cm">
          <draw:glue-point draw:id="4" svg:x="-4.403cm" svg:y="4.47cm"/>
          <text:p text:style-name="P1"><text:span text:style-name="T2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36" draw:id="id36" draw:layer="layout" svg:width="2.312cm" svg:height="0.642cm" svg:x="2.362cm" svg:y="2.878cm">
          <draw:glue-point draw:id="4" svg:x="-4.403cm" svg:y="4.47cm"/>
          <text:p text:style-name="P1"><text:span text:style-name="T2">/z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2.078cm" svg:y1="2.526cm" svg:x2="2.362cm" svg:y2="3.199cm" draw:start-shape="id35" draw:start-glue-point="4" draw:end-shape="id36" draw:end-glue-point="3" svg:d="m2078 2526v673h284">
          <text:p/>
        </draw:connector>
        <draw:custom-shape draw:style-name="gr14" draw:text-style-name="P4" xml:id="id37" draw:id="id37" draw:layer="layout" svg:width="2.312cm" svg:height="0.642cm" svg:x="5.256cm" svg:y="1.931cm">
          <draw:glue-point draw:id="4" svg:x="-4.411cm" svg:y="5.031cm"/>
          <text:p text:style-name="P1"><text:span text:style-name="T2">webz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38" draw:id="id38" draw:layer="layout" svg:width="2.312cm" svg:height="0.642cm" svg:x="5.667cm" svg:y="2.874cm">
          <draw:glue-point draw:id="4" svg:x="-4.416cm" svg:y="5.031cm"/>
          <text:p text:style-name="P1"><text:span text:style-name="T2">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5.393cm" svg:y1="2.573cm" svg:x2="5.667cm" svg:y2="3.195cm" draw:start-shape="id37" draw:start-glue-point="4" draw:end-shape="id38" draw:end-glue-point="3" svg:d="m5393 2573v622h274">
          <text:p/>
        </draw:connector>
        <draw:custom-shape draw:style-name="gr15" draw:text-style-name="P4" xml:id="id44" draw:id="id44" draw:layer="layout" svg:width="2.312cm" svg:height="0.642cm" svg:x="6.073cm" svg:y="3.814cm">
          <draw:glue-point draw:id="4" svg:x="-4.303cm" svg:y="5cm"/>
          <text:p text:style-name="P1"><text:span text:style-name="T2">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39" draw:id="id39" draw:layer="layout" svg:width="2.312cm" svg:height="0.642cm" svg:x="6.479cm" svg:y="4.754cm">
          <draw:glue-point draw:id="4" svg:x="-4.403cm" svg:y="5.031cm"/>
          <text:p text:style-name="P1"><text:span text:style-name="T2">pro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40" draw:id="id40" draw:layer="layout" svg:width="2.312cm" svg:height="0.642cm" svg:x="6.885cm" svg:y="5.694cm">
          <draw:glue-point draw:id="4" svg:x="-4.416cm" svg:y="5cm"/>
          <text:p text:style-name="P1"><text:span text:style-name="T2">inst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41" draw:id="id41" draw:layer="layout" svg:width="2.312cm" svg:height="0.642cm" svg:x="7.291cm" svg:y="6.634cm">
          <draw:glue-point draw:id="4" svg:x="-4.398cm" svg:y="5.031cm"/>
          <text:p text:style-name="P1"><text:span text:style-name="T2">pack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42" draw:id="id42" draw:layer="layout" svg:width="2.312cm" svg:height="0.642cm" svg:x="7.697cm" svg:y="7.574cm">
          <draw:glue-point draw:id="4" svg:x="-4.442cm" svg:y="4.984cm"/>
          <text:p text:style-name="P1"><text:span text:style-name="T2">serv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6.24cm" svg:y1="4.449cm" svg:x2="6.512cm" svg:y2="5.106cm" svg:d="m6240 4449v657h272">
          <text:p/>
        </draw:connector>
        <draw:connector draw:style-name="gr16" draw:text-style-name="P1" draw:layer="layout" svg:x1="6.618cm" svg:y1="5.396cm" svg:x2="6.885cm" svg:y2="6.015cm" draw:start-shape="id39" draw:start-glue-point="4" draw:end-shape="id40" draw:end-glue-point="3" svg:d="m6618 5396v619h267">
          <text:p/>
        </draw:connector>
        <draw:connector draw:style-name="gr16" draw:text-style-name="P1" draw:layer="layout" svg:x1="7.021cm" svg:y1="6.336cm" svg:x2="7.291cm" svg:y2="6.955cm" draw:start-shape="id40" draw:start-glue-point="4" draw:end-shape="id41" draw:end-glue-point="3" svg:d="m7021 6336v619h270">
          <text:p/>
        </draw:connector>
        <draw:connector draw:style-name="gr16" draw:text-style-name="P1" draw:layer="layout" svg:x1="7.431cm" svg:y1="7.276cm" svg:x2="7.697cm" svg:y2="7.895cm" draw:start-shape="id41" draw:start-glue-point="4" draw:end-shape="id42" draw:end-glue-point="3" svg:d="m7431 7276v619h266">
          <text:p/>
        </draw:connector>
        <draw:custom-shape draw:style-name="gr15" draw:text-style-name="P4" xml:id="id43" draw:id="id43" draw:layer="layout" svg:width="2.312cm" svg:height="0.642cm" svg:x="8.103cm" svg:y="8.514cm">
          <draw:glue-point draw:id="4" svg:x="-4.403cm" svg:y="4.47cm"/>
          <text:p text:style-name="P1"><text:span text:style-name="T2">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7.827cm" svg:y1="8.214cm" svg:x2="8.103cm" svg:y2="8.835cm" draw:start-shape="id42" draw:start-glue-point="4" draw:end-shape="id43" draw:end-glue-point="3" svg:d="m7827 8214v621h276">
          <text:p/>
        </draw:connector>
        <draw:connector draw:style-name="gr16" draw:text-style-name="P1" draw:layer="layout" svg:x1="4.258cm" svg:y1="2.247cm" svg:x2="5.256cm" svg:y2="2.252cm" draw:end-shape="id37" draw:end-glue-point="3" svg:d="m4258 2247h249v5h749">
          <text:p/>
        </draw:connector>
        <draw:connector draw:style-name="gr16" draw:text-style-name="P1" draw:layer="layout" svg:x1="5.803cm" svg:y1="3.516cm" svg:x2="6.073cm" svg:y2="4.135cm" draw:start-shape="id38" draw:start-glue-point="4" draw:end-shape="id44" draw:end-glue-point="3" svg:d="m5803 3516v619h270">
          <text:p/>
        </draw:connector>
        <draw:custom-shape draw:style-name="gr14" draw:text-style-name="P4" xml:id="id45" draw:id="id45" draw:layer="layout" svg:width="2.312cm" svg:height="0.642cm" svg:x="9.356cm" svg:y="1.931cm">
          <draw:glue-point draw:id="4" svg:x="-4.411cm" svg:y="5.031cm"/>
          <text:p text:style-name="P1"><text:span text:style-name="T2">dbz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46" draw:id="id46" draw:layer="layout" svg:width="2.312cm" svg:height="0.642cm" svg:x="9.767cm" svg:y="2.874cm">
          <draw:glue-point draw:id="4" svg:x="-4.416cm" svg:y="5.031cm"/>
          <text:p text:style-name="P1"><text:span text:style-name="T2">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9.493cm" svg:y1="2.573cm" svg:x2="9.767cm" svg:y2="3.195cm" draw:start-shape="id45" draw:start-glue-point="4" draw:end-shape="id46" draw:end-glue-point="3" svg:d="m9493 2573v622h274">
          <text:p/>
        </draw:connector>
        <draw:custom-shape draw:style-name="gr15" draw:text-style-name="P4" xml:id="id51" draw:id="id51" draw:layer="layout" svg:width="2.312cm" svg:height="0.642cm" svg:x="10.173cm" svg:y="3.814cm">
          <draw:glue-point draw:id="4" svg:x="-4.303cm" svg:y="5cm"/>
          <text:p text:style-name="P1"><text:span text:style-name="T2">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47" draw:id="id47" draw:layer="layout" svg:width="2.312cm" svg:height="0.642cm" svg:x="10.579cm" svg:y="4.754cm">
          <draw:glue-point draw:id="4" svg:x="-4.403cm" svg:y="5.031cm"/>
          <text:p text:style-name="P1"><text:span text:style-name="T2">pro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48" draw:id="id48" draw:layer="layout" svg:width="2.312cm" svg:height="0.642cm" svg:x="10.985cm" svg:y="5.694cm">
          <draw:glue-point draw:id="4" svg:x="-4.416cm" svg:y="5cm"/>
          <text:p text:style-name="P1"><text:span text:style-name="T2">cl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49" draw:id="id49" draw:layer="layout" svg:width="2.312cm" svg:height="0.642cm" svg:x="11.391cm" svg:y="6.634cm">
          <draw:glue-point draw:id="4" svg:x="-4.398cm" svg:y="5.031cm"/>
          <text:p text:style-name="P1"><text:span text:style-name="T2">serv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50" draw:id="id50" draw:layer="layout" svg:width="2.312cm" svg:height="0.642cm" svg:x="11.797cm" svg:y="7.574cm">
          <draw:glue-point draw:id="4" svg:x="-4.442cm" svg:y="4.984cm"/>
          <text:p text:style-name="P1"><text:span text:style-name="T2">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10.34cm" svg:y1="4.449cm" svg:x2="10.612cm" svg:y2="5.106cm" svg:d="m10340 4449v657h272">
          <text:p/>
        </draw:connector>
        <draw:connector draw:style-name="gr16" draw:text-style-name="P1" draw:layer="layout" svg:x1="10.718cm" svg:y1="5.396cm" svg:x2="10.985cm" svg:y2="6.015cm" draw:start-shape="id47" draw:start-glue-point="4" draw:end-shape="id48" draw:end-glue-point="3" svg:d="m10718 5396v619h267">
          <text:p/>
        </draw:connector>
        <draw:connector draw:style-name="gr16" draw:text-style-name="P1" draw:layer="layout" svg:x1="11.121cm" svg:y1="6.336cm" svg:x2="11.391cm" svg:y2="6.955cm" draw:start-shape="id48" draw:start-glue-point="4" draw:end-shape="id49" draw:end-glue-point="3" svg:d="m11121 6336v619h270">
          <text:p/>
        </draw:connector>
        <draw:connector draw:style-name="gr16" draw:text-style-name="P1" draw:layer="layout" svg:x1="11.531cm" svg:y1="7.276cm" svg:x2="11.797cm" svg:y2="7.895cm" draw:start-shape="id49" draw:start-glue-point="4" draw:end-shape="id50" draw:end-glue-point="3" svg:d="m11531 7276v619h266">
          <text:p/>
        </draw:connector>
        <draw:connector draw:style-name="gr16" draw:text-style-name="P1" draw:layer="layout" svg:x1="9.903cm" svg:y1="3.516cm" svg:x2="10.173cm" svg:y2="4.135cm" draw:start-shape="id46" draw:start-glue-point="4" draw:end-shape="id51" draw:end-glue-point="3" svg:d="m9903 3516v619h270">
          <text:p/>
        </draw:connector>
        <draw:connector draw:style-name="gr16" draw:text-style-name="P1" draw:layer="layout" draw:type="line" svg:x1="7.568cm" svg:y1="2.252cm" svg:x2="9.356cm" svg:y2="2.252cm" draw:start-shape="id37" draw:start-glue-point="1" draw:end-shape="id45" draw:end-glue-point="3" svg:d="m7568 2252h1788">
          <text:p/>
        </draw:connector>
        <draw:custom-shape draw:style-name="gr14" draw:text-style-name="P4" xml:id="id52" draw:id="id52" draw:layer="layout" svg:width="2.312cm" svg:height="0.642cm" svg:x="13.056cm" svg:y="1.931cm">
          <draw:glue-point draw:id="4" svg:x="-4.411cm" svg:y="5.031cm"/>
          <text:p text:style-name="P1"><text:span text:style-name="T2">Wordpr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53" draw:id="id53" draw:layer="layout" svg:width="2.312cm" svg:height="0.642cm" svg:x="13.467cm" svg:y="2.874cm">
          <draw:glue-point draw:id="4" svg:x="-4.416cm" svg:y="5.031cm"/>
          <text:p text:style-name="P1"><text:span text:style-name="T2">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13.193cm" svg:y1="2.573cm" svg:x2="13.467cm" svg:y2="3.195cm" draw:start-shape="id52" draw:start-glue-point="4" draw:end-shape="id53" draw:end-glue-point="3" svg:d="m13193 2573v622h274">
          <text:p/>
        </draw:connector>
        <draw:custom-shape draw:style-name="gr15" draw:text-style-name="P4" xml:id="id57" draw:id="id57" draw:layer="layout" svg:width="2.312cm" svg:height="0.642cm" svg:x="13.873cm" svg:y="3.814cm">
          <draw:glue-point draw:id="4" svg:x="-4.303cm" svg:y="5cm"/>
          <text:p text:style-name="P1"><text:span text:style-name="T2">downlo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54" draw:id="id54" draw:layer="layout" svg:width="2.312cm" svg:height="0.642cm" svg:x="14.279cm" svg:y="4.754cm">
          <draw:glue-point draw:id="4" svg:x="-4.403cm" svg:y="5.031cm"/>
          <text:p text:style-name="P1"><text:span text:style-name="T2">wp-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55" draw:id="id55" draw:layer="layout" svg:width="2.312cm" svg:height="0.642cm" svg:x="14.685cm" svg:y="5.694cm">
          <draw:glue-point draw:id="4" svg:x="-4.416cm" svg:y="5cm"/>
          <text:p text:style-name="P1"><text:span text:style-name="T2">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56" draw:id="id56" draw:layer="layout" svg:width="2.312cm" svg:height="0.642cm" svg:x="15.091cm" svg:y="6.634cm">
          <draw:glue-point draw:id="4" svg:x="-4.398cm" svg:y="5.031cm"/>
          <text:p text:style-name="P1"><text:span text:style-name="T2">inst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14.04cm" svg:y1="4.449cm" svg:x2="14.312cm" svg:y2="5.106cm" svg:d="m14040 4449v657h272">
          <text:p/>
        </draw:connector>
        <draw:connector draw:style-name="gr16" draw:text-style-name="P1" draw:layer="layout" svg:x1="14.418cm" svg:y1="5.396cm" svg:x2="14.685cm" svg:y2="6.015cm" draw:start-shape="id54" draw:start-glue-point="4" draw:end-shape="id55" draw:end-glue-point="3" svg:d="m14418 5396v619h267">
          <text:p/>
        </draw:connector>
        <draw:connector draw:style-name="gr16" draw:text-style-name="P1" draw:layer="layout" svg:x1="14.821cm" svg:y1="6.336cm" svg:x2="15.091cm" svg:y2="6.955cm" draw:start-shape="id55" draw:start-glue-point="4" draw:end-shape="id56" draw:end-glue-point="3" svg:d="m14821 6336v619h270">
          <text:p/>
        </draw:connector>
        <draw:connector draw:style-name="gr16" draw:text-style-name="P1" draw:layer="layout" svg:x1="13.603cm" svg:y1="3.516cm" svg:x2="13.873cm" svg:y2="4.135cm" draw:start-shape="id53" draw:start-glue-point="4" draw:end-shape="id57" draw:end-glue-point="3" svg:d="m13603 3516v619h270">
          <text:p/>
        </draw:connector>
        <draw:connector draw:style-name="gr16" draw:text-style-name="P1" draw:layer="layout" draw:type="line" svg:x1="11.668cm" svg:y1="2.252cm" svg:x2="13.056cm" svg:y2="2.252cm" draw:start-shape="id45" draw:start-glue-point="1" draw:end-shape="id52" draw:end-glue-point="3" svg:d="m11668 2252h1388">
          <text:p/>
        </draw:connector>
        <draw:custom-shape draw:style-name="gr15" draw:text-style-name="P4" xml:id="id58" draw:id="id58" draw:layer="layout" svg:width="2.312cm" svg:height="0.642cm" svg:x="15.09cm" svg:y="6.633cm">
          <draw:glue-point draw:id="4" svg:x="-4.398cm" svg:y="5.031cm"/>
          <text:p text:style-name="P1"><text:span text:style-name="T2">inst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59" draw:id="id59" draw:layer="layout" svg:width="2.312cm" svg:height="0.642cm" svg:x="15.496cm" svg:y="7.573cm">
          <draw:glue-point draw:id="4" svg:x="-4.398cm" svg:y="5.031cm"/>
          <text:p text:style-name="P1"><text:span text:style-name="T2">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15.23cm" svg:y1="7.275cm" svg:x2="15.496cm" svg:y2="7.894cm" draw:start-shape="id58" draw:start-glue-point="4" draw:end-shape="id59" draw:end-glue-point="3" svg:d="m15230 7275v619h266">
          <text:p/>
        </draw:connector>
        <draw:custom-shape draw:style-name="gr15" draw:text-style-name="P4" draw:layer="layout" svg:width="2.312cm" svg:height="0.642cm" svg:x="2.339cm" svg:y="3.754cm">
          <draw:glue-point draw:id="4" svg:x="-4.403cm" svg:y="4.47cm"/>
          <text:p text:style-name="P1"><text:span text:style-name="T2">/my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line-skew="0.513cm" svg:x1="2.078cm" svg:y1="2.526cm" svg:x2="2.361cm" svg:y2="4.119cm" draw:start-shape="id35" draw:start-glue-point="4" svg:d="m2078 2526v1578h283v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vel Anni</meta:initial-creator>
    <meta:creation-date>2013-04-11T14:07:11</meta:creation-date>
    <dc:date>2013-07-05T13:29:01</dc:date>
    <dc:creator>Pavel Anni</dc:creator>
    <meta:editing-duration>P19DT13H9M11S</meta:editing-duration>
    <meta:editing-cycles>12</meta:editing-cycles>
    <meta:generator>OpenOffice.org/3.4.1$Unix OpenOffice.org_project/341m1$Build-9593</meta:generator>
    <meta:document-statistic meta:object-count="204"/>
  </office:meta>
</office:document-meta>
</file>